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5" style:family="table-cell">
      <style:table-cell-properties style:vertical-align="" fo:padding="0.097cm" fo:border-left="none" fo:border-right="none" fo:border-top="0.002cm solid #000000" fo:border-bottom="none"/>
    </style:style>
    <style:style style:name="Таблица1" style:family="table">
      <style:table-properties style:width="18.807cm" table:align="margins"/>
    </style:style>
    <style:style style:name="Таблица1.A" style:family="table-column">
      <style:table-column-properties style:column-width="9.403cm" style:rel-column-width="32767*"/>
    </style:style>
    <style:style style:name="Таблица1.B" style:family="table-column">
      <style:table-column-properties style:column-width="9.403cm" style:rel-column-width="32768*"/>
    </style:style>
    <style:style style:name="Таблица1.A1" style:family="table-cell">
      <style:table-cell-properties fo:padding="0.097cm" fo:border="none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font-name="Cambria" fo:font-size="14pt" style:font-name-asian="Times New Roman1" style:font-size-asian="14pt" style:font-name-complex="Times New Roman1" style:font-size-complex="14pt"/>
    </style:style>
    <style:style style:name="P5" style:family="paragraph" style:parent-style-name="Table_20_Contents">
      <style:paragraph-properties fo:text-align="center" style:justify-single-word="false"/>
      <style:text-properties style:font-name="Cambria" fo:font-size="14pt" style:font-name-asian="Times New Roman1" style:font-size-asian="14pt" style:font-name-complex="Times New Roman1" style:font-size-complex="14pt" style:text-overline-style="solid" style:text-overline-width="auto" style:text-overline-color="font-color"/>
    </style:style>
    <style:style style:name="P6" style:family="paragraph" style:parent-style-name="Heading_20_1">
      <style:text-properties style:font-name="Cambria"/>
    </style:style>
    <style:style style:name="P7" style:family="paragraph" style:parent-style-name="Text_20_body">
      <style:text-properties style:font-name="Cambria"/>
    </style:style>
    <style:style style:name="P8" style:family="paragraph" style:parent-style-name="Text_20_body">
      <style:text-properties style:font-name="Cambria" fo:language="ru" fo:country="RU"/>
    </style:style>
    <style:style style:name="P9" style:family="paragraph" style:parent-style-name="Text_20_body" style:list-style-name="L1">
      <style:text-properties style:font-name="Cambria" fo:language="ru" fo:country="RU"/>
    </style:style>
    <style:style style:name="P10" style:family="paragraph" style:parent-style-name="Text_20_body">
      <style:text-properties style:font-name="Cambria" style:font-name-asian="Times New Roman1" style:font-name-complex="Times New Roman1"/>
    </style:style>
    <style:style style:name="P11" style:family="paragraph" style:parent-style-name="Text_20_body">
      <style:paragraph-properties fo:text-align="center" style:justify-single-word="false"/>
      <style:text-properties style:font-name="Cambria"/>
    </style:style>
    <style:style style:name="P12" style:family="paragraph" style:parent-style-name="Text_20_body">
      <style:text-properties style:font-name="Cambria" fo:font-weight="bold" style:font-weight-asian="bold" style:font-weight-complex="bold"/>
    </style:style>
    <style:style style:name="P13" style:family="paragraph" style:parent-style-name="Standard">
      <style:text-properties style:font-name="Cambria"/>
    </style:style>
    <style:style style:name="T1" style:family="text">
      <style:text-properties style:font-name-asian="Times New Roman1" style:font-name-complex="Times New Roman1"/>
    </style:style>
    <style:style style:name="T2" style:family="text">
      <style:text-properties fo:language="en" fo:country="US" style:font-name-asian="Times New Roman1" style:font-name-complex="Times New Roman1"/>
    </style:style>
    <style:style style:name="T3" style:family="text">
      <style:text-properties fo:language="en" fo:country="US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language="ru" fo:country="RU" style:font-name-asian="Times New Roman1" style:font-name-complex="Times New Roman1"/>
    </style:style>
    <style:style style:name="T5" style:family="text">
      <style:text-properties fo:language="ru" fo:country="RU" fo:font-weight="bold" style:font-name-asian="Times New Roman1" style:font-weight-asian="bold" style:font-name-complex="Times New Roman1" style:font-weight-complex="bold"/>
    </style:style>
    <style:style style:name="T6" style:family="text">
      <style:text-properties fo:language="ru" fo:country="RU" fo:font-weight="normal" style:font-name-asian="Times New Roman1" style:font-weight-asian="normal" style:font-name-complex="Times New Roman1" style:font-weight-complex="normal"/>
    </style:style>
    <style:style style:name="T7" style:family="text">
      <style:text-properties style:font-name-asian="Times New Roman3" style:font-name-complex="Times New Roman3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981cm" svg:height="0.9cm" draw:z-index="0"><draw:image xlink:href="../../odt/images/0093.png" xlink:type="simple" xlink:show="embed" xlink:actuate="onLoad"/></draw:frame></text:p>
          </table:table-cell>
          <table:table-cell table:style-name="Table1.B1" office:value-type="string">
            <text:h text:style-name="P6" text:outline-level="1">Ключ управляемый нормально замкнутый тип 1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8">| векторизован | Си |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1.51cm" svg:height="2.2cm" draw:z-index="1"><draw:image xlink:href="../../odt/images/0093_in_scheme.png" xlink:type="simple" xlink:show="embed" xlink:actuate="onLoad"/></draw:frame></text:p>
          </table:table-cell>
          <table:table-cell table:style-name="Table1.A1" office:value-type="string">
            <text:p text:style-name="P13"/>
          </table:table-cell>
        </table:table-row>
        <table:table-row table:style-name="Table1.3">
          <table:table-cell table:style-name="Table1.A2" office:value-type="string">
            <text:p text:style-name="P3">на схеме</text:p>
          </table:table-cell>
          <table:table-cell table:style-name="Table1.B1" office:value-type="string">
            <text:p text:style-name="P13"/>
          </table:table-cell>
        </table:table-row>
        <table:table-row table:style-name="Table1.3">
          <table:table-cell table:style-name="Table1.A5" table:number-columns-spanned="2" office:value-type="string">
            <text:p text:style-name="P10">Блок реализует функцию управляемого ключа по алгоритму:</text:p>
            <text:p text:style-name="P11"><draw:frame draw:style-name="fr4" draw:name="Object3" text:anchor-type="as-char" svg:width="8.701cm" svg:height="1.268cm" draw:z-index="2"><draw:object xlink:href="./Object 7" xlink:type="simple" xlink:show="embed" xlink:actuate="onLoad"/><draw:image xlink:href="./ObjectReplacements/Object 7" xlink:type="simple" xlink:show="embed" xlink:actuate="onLoad"/><svg:desc>formula</svg:desc></draw:frame></text:p>
            <text:p text:style-name="P7"><text:span text:style-name="T4">где</text:span><text:span text:style-name="T1"><draw:frame draw:style-name="fr4" draw:name="Object1" text:anchor-type="as-char" svg:width="1.064cm" svg:height="0.564cm" draw:z-index="3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">— входной сигнал блока </text:span><text:span text:style-name="T2">(</text:span><text:span text:style-name="T1">или вектор сигналов),</text:span><text:span text:style-name="T1"><draw:frame draw:style-name="fr4" draw:name="Object2" text:anchor-type="as-char" svg:width="1.087cm" svg:height="0.564cm" draw:z-index="4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">— выходной сигнал блока (или вектор сигналов).</text:span></text:p>
            <text:p text:style-name="P7"><text:span text:style-name="T4">Управляющий сигнал входит в блок </text:span><text:span text:style-name="T5">сверху</text:span><text:span text:style-name="T6">. В процессе расчета изображение блока меняется, в зависимости от наличия управляющего сигнала: в нормальном положении ключ </text:span><text:span text:style-name="T5">замкнут</text:span><text:span text:style-name="T3">,</text:span><text:span text:style-name="T6"> при подаче управляющего сигнала ключ </text:span><text:span text:style-name="T5">разомкнут</text:span><text:span text:style-name="T6">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office:value-type="string">
                  <text:p text:style-name="P4"><draw:frame draw:style-name="fr3" draw:name="Графический объект3" text:anchor-type="as-char" svg:width="6.38cm" svg:height="2.829cm" draw:z-index="5"><draw:image xlink:href="../../odt/images/0093_signals_0.png" xlink:type="simple" xlink:show="embed" xlink:actuate="onLoad"/></draw:frame></text:p>
                </table:table-cell>
                <table:table-cell table:style-name="Таблица1.A1" office:value-type="string">
                  <text:p text:style-name="P4"><draw:frame draw:style-name="fr2" draw:name="Графический объект4" text:anchor-type="as-char" svg:width="6.38cm" svg:height="2.829cm" draw:z-index="6"><draw:image xlink:href="../../odt/images/0093_signals_1.png" xlink:type="simple" xlink:show="embed" xlink:actuate="onLoad"/></draw:frame></text:p>
                </table:table-cell>
              </table:table-row>
              <table:table-row>
                <table:table-cell table:style-name="Таблица1.A1" office:value-type="string">
                  <text:p text:style-name="P5">Управляющий = 0</text:p>
                </table:table-cell>
                <table:table-cell table:style-name="Таблица1.A1" office:value-type="string">
                  <text:p text:style-name="P5">Управляющий = 1</text:p>
                </table:table-cell>
              </table:table-row>
            </table:table>
            <text:p text:style-name="P7">Блок представляет собой субмодель (сборку). Для того чтобы посмотреть структуру алгоритма – нажмите правой кнопкой «Действия» <text:span text:style-name="T7">→</text:span> «Войти в субмодель».</text:p>
            <text:p text:style-name="P7"><text:span text:style-name="T5">Свойства</text:span><text:span text:style-name="T4">:</text:span><text:span text:style-name="T6"> для работы блока свойства задавать не требуется.</text:span></text:p>
            <text:p text:style-name="P12">Примечания:</text:p>
            <text:list xml:id="list8741578834804558305" text:style-name="L1">
              <text:list-item>
                <text:p text:style-name="P9">По умолчанию блок формирует <text:span text:style-name="T8">скалярный</text:span> выходной сигнал.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3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fo:font-size="14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2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люч управляемый нормально замкнутый тип 1</dc:title>
    <dc:date>2014-12-01T11:20:30.10</dc:date>
    <meta:generator>OpenOffice/4.1.1$Win32 OpenOffice.org_project/411m6$Build-9775</meta:generator>
    <meta:editing-duration>PT1H15M5S</meta:editing-duration>
    <meta:editing-cycles>32</meta:editing-cycles>
    <meta:document-statistic meta:table-count="2" meta:image-count="4" meta:object-count="3" meta:page-count="1" meta:paragraph-count="18" meta:word-count="109" meta:character-count="758"/>
  </office:meta>
</office:document-meta>
</file>

<file path=Object 1/content.xml><?xml version="1.0" encoding="utf-8"?>
<math xmlns="http://www.w3.org/1998/Math/MathML">
  <semantics>
    <mrow>
      <mi>x</mi>
      <mrow>
        <mo stretchy="false">(</mo>
        <mrow>
          <mi>t</mi>
        </mrow>
        <mo stretchy="false">)</mo>
      </mrow>
    </mrow>
    <annotation encoding="StarMath 5.0">x(t)</annotation>
  </semantics>
</math>
</file>

<file path=Object 2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7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i>x</mi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  <mi/>
                    <mi mathvariant="italic">если</mi>
                    <mi/>
                    <mi mathvariant="italic">Управляющий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0</mn>
                    </mrow>
                    <mi>;</mi>
                  </mrow>
                </mtd>
              </mtr>
              <mtr>
                <mtd>
                  <mrow>
                    <mn>0,</mn>
                    <mi/>
                    <mi mathvariant="italic">если</mi>
                    <mi/>
                    <mi mathvariant="italic">Управляющий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n>1</mn>
                    </mrow>
                    <mi>;</mi>
                  </mrow>
                </mtd>
              </mtr>
            </mtable>
          </mrow>
        </mrow>
      </mrow>
    </mrow>
    <annotation encoding="StarMath 5.0">y(t) = left lbrace stack{
alignl x(t),    ~ если ~ Управляющий(t) = 0; #
alignl 0, ~ если ~ Управляющий(t) = 1;}  right none
</annotation>
  </semantics>
</math>
</file>